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niffedXmlInputStream.sniffFourByte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niffedXmlInputStream.scanAttribute( char [ ] buf , int startAt , int limit , ScannedAttribute at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niffedXmlInputStream.extractXmlDeclEncoding( char [ ] buf , int offset , int si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niffedXmlInputStream.getXm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iffedXmlInputStream.nextNonmatchingByte( char [ ] lookFor , char [ ] buf , int startAt , int lim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niffedXmlInputStream.SniffedXmlInputStream( InputStream strea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niffedXmlInputStream.nextMatchingByte( char [ ] lookFor , char [ ] buf , int startAt , int lim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niffedXmlInputStream.sniffForXmlDecl(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niffedXmlInputStream.firstIndexOf( String s , char [ ] buf , int startAt , int lim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niffedXmlInputStream.readAsMuchAsPossible( byte [ ] buf , int startAt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niffedXmlInputStream.nextMatchingByte( char lookFor , char [ ] buf , int startAt , int lim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